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Arial Narrow" svg:font-family="'Arial Narrow'"/>
    <style:font-face style:name="Arial" svg:font-family="Arial" style:font-family-generic="roman"/>
    <style:font-face style:name="Liberation Serif1" svg:font-family="'Liberation Serif'" style:font-family-generic="roman"/>
    <style:font-face style:name="OpenSymbol" svg:font-family="OpenSymbo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Droid Sans Fallback1" svg:font-family="'Droid Sans Fallback'" style:font-family-generic="system"/>
    <style:font-face style:name="Lohit Hindi" svg:font-family="'Lohit Hindi'" style:font-family-generic="system"/>
    <style:font-face style:name="OpenSymbol3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383cm" fo:margin-left="-0.191cm" fo:margin-top="0cm" fo:margin-bottom="0cm" table:align="left" style:writing-mode="lr-tb"/>
    </style:style>
    <style:style style:name="Tabla1.A" style:family="table-column">
      <style:table-column-properties style:column-width="0.609cm"/>
    </style:style>
    <style:style style:name="Tabla1.B" style:family="table-column">
      <style:table-column-properties style:column-width="0.559cm"/>
    </style:style>
    <style:style style:name="Tabla1.C" style:family="table-column">
      <style:table-column-properties style:column-width="0.834cm"/>
    </style:style>
    <style:style style:name="Tabla1.D" style:family="table-column">
      <style:table-column-properties style:column-width="1.104cm"/>
    </style:style>
    <style:style style:name="Tabla1.E" style:family="table-column">
      <style:table-column-properties style:column-width="1.293cm"/>
    </style:style>
    <style:style style:name="Tabla1.F" style:family="table-column">
      <style:table-column-properties style:column-width="2.224cm"/>
    </style:style>
    <style:style style:name="Tabla1.G" style:family="table-column">
      <style:table-column-properties style:column-width="1.187cm"/>
    </style:style>
    <style:style style:name="Tabla1.H" style:family="table-column">
      <style:table-column-properties style:column-width="1.025cm"/>
    </style:style>
    <style:style style:name="Tabla1.I" style:family="table-column">
      <style:table-column-properties style:column-width="1.027cm"/>
    </style:style>
    <style:style style:name="Tabla1.K" style:family="table-column">
      <style:table-column-properties style:column-width="1.03cm"/>
    </style:style>
    <style:style style:name="Tabla1.L" style:family="table-column">
      <style:table-column-properties style:column-width="2.392cm"/>
    </style:style>
    <style:style style:name="Tabla1.M" style:family="table-column">
      <style:table-column-properties style:column-width="3.07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ccccc" fo:padding="0cm" fo:border-left="0.5pt solid #000001" fo:border-right="1.5pt solid #000001" fo:border-top="0.5pt solid #000001" fo:border-bottom="0.5pt solid #000001">
        <style:background-image/>
      </style:table-cell-properties>
    </style:style>
    <style:style style:name="Tabla1.G1" style:family="table-cell">
      <style:table-cell-properties style:vertical-align="middle" fo:background-color="#cccccc" fo:padding="0cm" fo:border-left="1.5pt solid #000001" fo:border-right="1.5pt solid #000001" fo:border-top="0.5pt solid #000001" fo:border-bottom="0.5pt solid #000001">
        <style:background-image/>
      </style:table-cell-properties>
    </style:style>
    <style:style style:name="Tabla1.M1" style:family="table-cell">
      <style:table-cell-properties style:vertical-align="middle" fo:background-color="#cccccc" fo:padding="0cm" fo:border-left="1.5pt solid #000001" fo:border-right="0.5pt solid #000001" fo:border-top="0.5pt solid #000001" fo:border-bottom="0.5pt solid #000001">
        <style:background-image/>
      </style:table-cell-properties>
    </style:style>
    <style:style style:name="Tabla1.A2" style:family="table-cell">
      <style:table-cell-properties style:vertical-align="middle" fo:background-color="#d9d9d9" fo:padding="0cm" fo:border-left="0.5pt solid #000001" fo:border-right="1.5pt solid #000001" fo:border-top="1.5pt solid #000001" fo:border-bottom="0.5pt solid #000001">
        <style:background-image/>
      </style:table-cell-properties>
    </style:style>
    <style:style style:name="Tabla1.F2" style:family="table-cell">
      <style:table-cell-properties style:vertical-align="middle" fo:background-color="#d9d9d9" fo:padding="0cm" fo:border-left="1.5pt solid #000001" fo:border-right="1.5pt solid #000001" fo:border-top="1.5pt solid #000001" fo:border-bottom="0.5pt solid #000001">
        <style:background-image/>
      </style:table-cell-properties>
    </style:style>
    <style:style style:name="Tabla1.G2" style:family="table-cell">
      <style:table-cell-properties style:vertical-align="middle" fo:background-color="#d9d9d9" fo:padding="0cm" fo:border-left="1.5pt solid #000001" fo:border-right="1.5pt solid #000001" fo:border-top="0.5pt solid #000001" fo:border-bottom="0.5pt solid #000001">
        <style:background-image/>
      </style:table-cell-properties>
    </style:style>
    <style:style style:name="Tabla1.L2" style:family="table-cell">
      <style:table-cell-properties style:vertical-align="" fo:background-color="#d9d9d9" fo:padding="0cm" fo:border-left="1.5pt solid #000001" fo:border-right="1.5pt solid #000001" fo:border-top="0.5pt solid #000001" fo:border-bottom="none">
        <style:background-image/>
      </style:table-cell-properties>
    </style:style>
    <style:style style:name="Tabla1.M2" style:family="table-cell">
      <style:table-cell-properties style:vertical-align="" fo:background-color="#cccccc" fo:padding="0cm" fo:border-left="1.5pt solid #000001" fo:border-right="0.5pt solid #000001" fo:border-top="0.5pt solid #000001" fo:border-bottom="0.5pt solid #000001">
        <style:background-image/>
      </style:table-cell-properties>
    </style:style>
    <style:style style:name="Tabla1.A3" style:family="table-cell">
      <style:table-cell-properties style:vertical-align="middle" fo:background-color="#e6e6e6" fo:padding="0cm" fo:border="0.5pt solid #000001">
        <style:background-image/>
      </style:table-cell-properties>
    </style:style>
    <style:style style:name="Tabla1.E3" style:family="table-cell">
      <style:table-cell-properties style:vertical-align="middle" fo:background-color="#e6e6e6" fo:padding="0cm" fo:border-left="0.5pt solid #000001" fo:border-right="1.5pt solid #000001" fo:border-top="0.5pt solid #000001" fo:border-bottom="0.5pt solid #000001">
        <style:background-image/>
      </style:table-cell-properties>
    </style:style>
    <style:style style:name="Tabla1.F3" style:family="table-cell">
      <style:table-cell-properties style:vertical-align="middle" fo:background-color="#d9d9d9" fo:padding="0cm" fo:border-left="1.5pt solid #000001" fo:border-right="1.5pt solid #000001" fo:border-top="0.5pt solid #000001" fo:border-bottom="1.5pt solid #000001">
        <style:background-image/>
      </style:table-cell-properties>
    </style:style>
    <style:style style:name="Tabla1.G3" style:family="table-cell">
      <style:table-cell-properties style:vertical-align="middle" fo:background-color="#e6e6e6" fo:padding="0cm" fo:border-left="1.5pt solid #000001" fo:border-right="0.5pt solid #000001" fo:border-top="none" fo:border-bottom="0.5pt solid #000001">
        <style:background-image/>
      </style:table-cell-properties>
    </style:style>
    <style:style style:name="Tabla1.H3" style:family="table-cell">
      <style:table-cell-properties style:vertical-align="middle" fo:background-color="#e6e6e6" fo:padding="0cm" fo:border-left="0.5pt solid #000001" fo:border-right="0.5pt solid #000001" fo:border-top="none" fo:border-bottom="0.5pt solid #000001">
        <style:background-image/>
      </style:table-cell-properties>
    </style:style>
    <style:style style:name="Tabla1.K3" style:family="table-cell">
      <style:table-cell-properties style:vertical-align="middle" fo:background-color="#e6e6e6" fo:padding="0cm" fo:border-left="0.5pt solid #000001" fo:border-right="1.5pt solid #000001" fo:border-top="none" fo:border-bottom="0.5pt solid #000001">
        <style:background-image/>
      </style:table-cell-properties>
    </style:style>
    <style:style style:name="Tabla1.L3" style:family="table-cell">
      <style:table-cell-properties style:vertical-align="" fo:background-color="#d9d9d9" fo:padding="0cm" fo:border-left="1.5pt solid #000001" fo:border-right="1.5pt solid #000001" fo:border-top="none" fo:border-bottom="1.5pt solid #000001">
        <style:background-image/>
      </style:table-cell-properties>
    </style:style>
    <style:style style:name="Tabla1.M3" style:family="table-cell">
      <style:table-cell-properties style:vertical-align="" fo:background-color="#cccccc" fo:padding="0cm" fo:border-left="1.5pt solid #000001" fo:border-right="0.5pt solid #000001" fo:border-top="0.5pt solid #000001" fo:border-bottom="1.5pt solid #000001">
        <style:background-image/>
      </style:table-cell-properties>
    </style:style>
    <style:style style:name="Tabla1.A4" style:family="table-cell">
      <style:table-cell-properties style:vertical-align="" fo:padding="0cm" fo:border="0.5pt solid #000001"/>
    </style:style>
    <style:style style:name="Tabla1.B4" style:family="table-cell">
      <style:table-cell-properties style:vertical-align="" fo:padding="0cm" fo:border="0.5pt solid #000001"/>
    </style:style>
    <style:style style:name="Tabla1.C4" style:family="table-cell">
      <style:table-cell-properties style:vertical-align="" fo:padding="0cm" fo:border="0.5pt solid #000001"/>
    </style:style>
    <style:style style:name="Tabla1.D4" style:family="table-cell">
      <style:table-cell-properties style:vertical-align="" fo:padding="0cm" fo:border="0.5pt solid #000001"/>
    </style:style>
    <style:style style:name="Tabla1.E4" style:family="table-cell">
      <style:table-cell-properties style:vertical-align="" fo:padding="0cm" fo:border-left="0.5pt solid #000001" fo:border-right="1.5pt solid #000001" fo:border-top="0.5pt solid #000001" fo:border-bottom="0.5pt solid #000001"/>
    </style:style>
    <style:style style:name="Tabla1.F4" style:family="table-cell">
      <style:table-cell-properties style:vertical-align="" fo:padding="0cm" fo:border-left="1.5pt solid #000001" fo:border-right="1.5pt solid #000001" fo:border-top="1.5pt solid #000001" fo:border-bottom="0.5pt solid #000001"/>
    </style:style>
    <style:style style:name="Tabla1.G4" style:family="table-cell">
      <style:table-cell-properties style:vertical-align="" fo:padding="0cm" fo:border-left="1.5pt solid #000001" fo:border-right="0.5pt solid #000001" fo:border-top="0.5pt solid #000001" fo:border-bottom="0.5pt solid #000001"/>
    </style:style>
    <style:style style:name="Tabla1.H4" style:family="table-cell">
      <style:table-cell-properties style:vertical-align="" fo:padding="0cm" fo:border="0.5pt solid #000001"/>
    </style:style>
    <style:style style:name="Tabla1.I4" style:family="table-cell">
      <style:table-cell-properties style:vertical-align="" fo:padding="0cm" fo:border="0.5pt solid #000001"/>
    </style:style>
    <style:style style:name="Tabla1.J4" style:family="table-cell">
      <style:table-cell-properties style:vertical-align="" fo:padding="0cm" fo:border="0.5pt solid #000001"/>
    </style:style>
    <style:style style:name="Tabla1.K4" style:family="table-cell">
      <style:table-cell-properties style:vertical-align="" fo:padding="0cm" fo:border-left="0.5pt solid #000001" fo:border-right="1.5pt solid #000001" fo:border-top="0.5pt solid #000001" fo:border-bottom="0.5pt solid #000001"/>
    </style:style>
    <style:style style:name="Tabla1.L4" style:family="table-cell">
      <style:table-cell-properties style:vertical-align="" fo:padding="0cm" fo:border-left="1.5pt solid #000001" fo:border-right="1.5pt solid #000001" fo:border-top="1.5pt solid #000001" fo:border-bottom="0.5pt solid #000001"/>
    </style:style>
    <style:style style:name="Tabla1.M4" style:family="table-cell">
      <style:table-cell-properties style:vertical-align="" fo:padding="0cm" fo:border-left="1.5pt solid #000001" fo:border-right="0.5pt solid #000001" fo:border-top="1.5pt solid #000001" fo:border-bottom="0.5pt solid #000001"/>
    </style:style>
    <style:style style:name="Tabla2" style:family="table">
      <style:table-properties style:width="17.399cm" fo:margin-left="-0.191cm" fo:margin-top="0cm" fo:margin-bottom="0cm" table:align="left" style:writing-mode="lr-tb"/>
    </style:style>
    <style:style style:name="Tabla2.A" style:family="table-column">
      <style:table-column-properties style:column-width="2.898cm"/>
    </style:style>
    <style:style style:name="Tabla2.B" style:family="table-column">
      <style:table-column-properties style:column-width="2.79cm"/>
    </style:style>
    <style:style style:name="Tabla2.C" style:family="table-column">
      <style:table-column-properties style:column-width="3.009cm"/>
    </style:style>
    <style:style style:name="Tabla2.D" style:family="table-column">
      <style:table-column-properties style:column-width="2.833cm"/>
    </style:style>
    <style:style style:name="Tabla2.E" style:family="table-column">
      <style:table-column-properties style:column-width="0.067cm"/>
    </style:style>
    <style:style style:name="Tabla2.F" style:family="table-column">
      <style:table-column-properties style:column-width="2.9cm"/>
    </style:style>
    <style:style style:name="Tabla2.G" style:family="table-column">
      <style:table-column-properties style:column-width="2.902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fo:keep-together="auto"/>
    </style:style>
    <style:style style:name="P1" style:family="paragraph" style:parent-style-name="Lehenetsia">
      <style:text-properties fo:color="#000000"/>
    </style:style>
    <style:style style:name="P2" style:family="paragraph" style:parent-style-name="Lehenetsia">
      <style:text-properties fo:color="#000000" fo:font-weight="bold" style:font-weight-asian="bold" style:font-weight-complex="bold"/>
    </style:style>
    <style:style style:name="P3" style:family="paragraph" style:parent-style-name="Lehenetsia"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Lehenetsia">
      <style:text-properties fo:color="#000000" fo:font-size="11pt" style:font-size-asian="11pt" style:font-size-complex="11pt"/>
    </style:style>
    <style:style style:name="P5" style:family="paragraph" style:parent-style-name="Lehenetsia">
      <style:text-properties fo:color="#000000" fo:font-size="10pt" style:font-size-asian="10pt" style:font-size-complex="10pt"/>
    </style:style>
    <style:style style:name="P6" style:family="paragraph" style:parent-style-name="Lehenetsia">
      <style:text-properties fo:font-size="11pt" style:font-size-asian="11pt" style:font-size-complex="11pt"/>
    </style:style>
    <style:style style:name="P7" style:family="paragraph" style:parent-style-name="Lehenetsia">
      <style:text-properties fo:font-size="10pt" style:font-size-asian="10pt" style:font-size-complex="10pt"/>
    </style:style>
    <style:style style:name="P8" style:family="paragraph" style:parent-style-name="Lehenetsia">
      <style:paragraph-properties fo:margin-left="0cm" fo:margin-right="0cm" fo:text-align="start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9" style:family="paragraph" style:parent-style-name="Lehenetsia">
      <style:paragraph-properties fo:margin-left="0cm" fo:margin-right="0cm" fo:line-height="150%" fo:text-align="center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10" style:family="paragraph" style:parent-style-name="Lehenetsia">
      <style:paragraph-properties fo:margin-left="0cm" fo:margin-right="0cm" fo:line-height="150%" fo:text-align="start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11" style:family="paragraph" style:parent-style-name="Lehenetsia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12" style:family="paragraph" style:parent-style-name="Lehenetsia">
      <style:paragraph-properties fo:margin-left="0cm" fo:margin-right="0cm" fo:text-align="justify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13" style:family="paragraph" style:parent-style-name="Lehenetsia">
      <style:paragraph-properties fo:margin-left="0cm" fo:margin-right="0cm" fo:line-height="150%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style:letter-kerning="true" style:font-name-asian="Arial1" style:font-size-asian="12pt" style:language-asian="es" style:country-asian="ES" style:font-weight-asian="normal" style:font-name-complex="Droid Sans Fallback1" style:font-size-complex="12pt" style:language-complex="ar" style:country-complex="SA" style:font-weight-complex="normal"/>
    </style:style>
    <style:style style:name="P14" style:family="paragraph" style:parent-style-name="Lehenetsia">
      <style:paragraph-properties fo:margin-left="0cm" fo:margin-right="0cm" fo:line-height="150%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officeooo:rsid="0016e6a7" officeooo:paragraph-rsid="0016e6a7" style:letter-kerning="true" style:font-name-asian="Arial1" style:font-size-asian="12pt" style:language-asian="es" style:country-asian="ES" style:font-weight-asian="normal" style:font-name-complex="Droid Sans Fallback1" style:font-size-complex="12pt" style:language-complex="ar" style:country-complex="SA" style:font-weight-complex="normal"/>
    </style:style>
    <style:style style:name="P15" style:family="paragraph" style:parent-style-name="Lehenetsia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officeooo:rsid="0016e6a7" officeooo:paragraph-rsid="0016e6a7" style:letter-kerning="true" style:font-name-asian="Arial1" style:font-size-asian="12pt" style:language-asian="es" style:country-asian="ES" style:font-weight-asian="normal" style:font-name-complex="Droid Sans Fallback1" style:font-size-complex="12pt" style:language-complex="ar" style:country-complex="SA" style:font-weight-complex="normal"/>
    </style:style>
    <style:style style:name="P16" style:family="paragraph" style:parent-style-name="Lehenetsia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style:letter-kerning="true" style:font-name-asian="Arial1" style:font-size-asian="12pt" style:language-asian="es" style:country-asian="ES" style:font-weight-asian="normal" style:font-name-complex="Droid Sans Fallback1" style:font-size-complex="12pt" style:language-complex="ar" style:country-complex="SA" style:font-weight-complex="normal"/>
    </style:style>
    <style:style style:name="P17" style:family="paragraph" style:parent-style-name="Lehenetsia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officeooo:rsid="0016e6a7" officeooo:paragraph-rsid="0016e6a7" style:letter-kerning="true" style:font-name-asian="Lohit Hindi" style:font-size-asian="12pt" style:language-asian="zh" style:country-asian="CN" style:font-weight-asian="normal" style:font-name-complex="Droid Sans Fallback1" style:font-size-complex="12pt" style:language-complex="hi" style:country-complex="IN" style:font-weight-complex="normal"/>
    </style:style>
    <style:style style:name="P18" style:family="paragraph" style:parent-style-name="Taularen_20_edukia">
      <style:paragraph-properties fo:text-align="start" style:justify-single-word="false" fo:orphans="0" fo:widows="0"/>
      <style:text-properties fo:color="#000000" style:font-name="Times New Roman" fo:font-size="10pt" fo:language="eu" fo:country="none" style:letter-kerning="true" style:font-name-asian="Lohit Hindi" style:font-size-asian="10pt" style:language-asian="zh" style:country-asian="CN" style:font-name-complex="Droid Sans Fallback1" style:font-size-complex="10pt" style:language-complex="ar" style:country-complex="SA"/>
    </style:style>
    <style:style style:name="P19" style:family="paragraph" style:parent-style-name="Taularen_20_edukia">
      <style:paragraph-properties fo:text-align="start" style:justify-single-word="false" fo:orphans="0" fo:widows="0"/>
      <style:text-properties fo:color="#000000" style:font-name="Times New Roman" fo:font-size="10pt" fo:language="eu" fo:country="none" officeooo:rsid="001a69e3" officeooo:paragraph-rsid="001a69e3" style:letter-kerning="true" style:font-name-asian="Lohit Hindi" style:font-size-asian="10pt" style:language-asian="zh" style:country-asian="CN" style:font-name-complex="Droid Sans Fallback1" style:font-size-complex="10pt" style:language-complex="ar" style:country-complex="SA"/>
    </style:style>
    <style:style style:name="P20" style:family="paragraph" style:parent-style-name="Lehenetsia" style:master-page-name="Standard">
      <style:paragraph-properties style:page-number="auto"/>
      <style:text-properties fo:font-size="11pt" style:font-size-asian="11pt" style:font-size-complex="11pt"/>
    </style:style>
    <style:style style:name="P21" style:family="paragraph" style:parent-style-name="Lehenetsia" style:list-style-name="WWNum1">
      <style:paragraph-properties fo:margin-left="1.27cm" fo:margin-right="0cm" fo:text-indent="-0.635cm" style:auto-text-indent="false">
        <style:tab-stops/>
      </style:paragraph-properties>
      <style:text-properties fo:color="#000000" fo:font-size="11pt" officeooo:rsid="0016e6a7" officeooo:paragraph-rsid="0016e6a7" style:font-size-asian="11pt" style:font-size-complex="11pt"/>
    </style:style>
    <style:style style:name="P22" style:family="paragraph" style:parent-style-name="Lehenetsia" style:list-style-name="WWNum2">
      <style:paragraph-properties fo:margin-left="1.27cm" fo:margin-right="0cm" fo:text-indent="-0.635cm" style:auto-text-indent="false">
        <style:tab-stops/>
      </style:paragraph-properties>
      <style:text-properties fo:color="#000000" fo:font-size="11pt" fo:font-style="normal" fo:font-weight="normal" officeooo:rsid="0018ab72" officeooo:paragraph-rsid="0018ab72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Lehenetsia" style:list-style-name="WWNum2">
      <style:paragraph-properties fo:margin-left="1.27cm" fo:margin-right="0cm" fo:text-indent="-0.635cm" style:auto-text-indent="false">
        <style:tab-stops/>
      </style:paragraph-properties>
      <style:text-properties fo:color="#000000" style:font-name="Times New Roman" fo:font-size="11pt" fo:language="eu" fo:country="none" fo:font-style="normal" fo:font-weight="normal" officeooo:rsid="0018ab72" officeooo:paragraph-rsid="0018ab72" style:letter-kerning="true" style:font-name-asian="Lohit Hindi" style:font-size-asian="11pt" style:language-asian="zh" style:country-asian="CN" style:font-style-asian="normal" style:font-weight-asian="normal" style:font-name-complex="Droid Sans Fallback1" style:font-size-complex="11pt" style:language-complex="hi" style:country-complex="IN" style:font-style-complex="normal" style:font-weight-complex="normal"/>
    </style:style>
    <style:style style:name="P24" style:family="paragraph" style:parent-style-name="Lehenetsia" style:list-style-name="WWNum2">
      <style:paragraph-properties fo:margin-left="1.27cm" fo:margin-right="0cm" fo:text-indent="-0.635cm" style:auto-text-indent="false">
        <style:tab-stops/>
      </style:paragraph-properties>
      <style:text-properties fo:color="#000000" officeooo:paragraph-rsid="0018ab72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officeooo:rsid="00149f01"/>
    </style:style>
    <style:style style:name="T4" style:family="text">
      <style:text-properties fo:color="#000000" officeooo:rsid="0015481e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color="#000000" fo:font-size="11pt" officeooo:rsid="0015481e" style:font-size-asian="11pt" style:font-size-complex="11pt"/>
    </style:style>
    <style:style style:name="T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a69e3"/>
    </style:style>
    <style:style style:name="T10" style:family="text">
      <style:text-properties officeooo:rsid="001be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Nombre y apellidos:</text:span><text:span text:style-name="T1"> </text:span><text:span text:style-name="T3">Iñaki Inza (docente de la parte de Minería de Datos), José Antonio Lozano (docente de la parte de optimización heurística)</text:span></text:p>
      <text:p text:style-name="Lehenetsia"><text:span text:style-name="T5">Email:</text:span><text:span text:style-name="T6"> </text:span><text:span text:style-name="T7">inaki.inza</text:span><text:span text:style-name="T6">@ehu.es, </text:span><text:span text:style-name="T7">ja.lozano@ehu.es</text:span></text:p>
      <text:p text:style-name="P6"><text:span text:style-name="T2">DNI:</text:span><text:span text:style-name="T1"> </text:span><text:span text:style-name="T4">44129026F, 30615479H</text:span></text:p>
      <text:p text:style-name="P6"><text:bookmark-start text:name="__DdeLink__316_1805714484"/><text:span text:style-name="T2">Adscripción (Institución, departamento):</text:span><text:bookmark-end text:name="__DdeLink__316_1805714484"/><text:span text:style-name="T1"> UPV/EHU, </text:span><text:span text:style-name="T4">Departamento de Ciencias de la Computación e Inteligencia Artificial</text:span></text:p>
      <text:p text:style-name="P6"><text:span text:style-name="T2">Asignatura:</text:span><text:span text:style-name="T1"> Advanced computing</text:span></text:p>
      <text:p text:style-name="P6"><text:span text:style-name="T2">Bloque:</text:span><text:span text:style-name="T1"> </text:span><text:span text:style-name="T4">Introduction to Data Mining and Heuristic Optimization: principal techniques and bioinformatics applications [1'5 ECTS]</text:span></text:p>
      <text:p text:style-name="P3">Objetivos:</text:p>
      <text:p text:style-name="P4"/>
      <text:list xml:id="list3838022370345312114" text:style-name="WWNum1">
        <text:list-item>
          <text:p text:style-name="P21">Presentación del vocabulario <text:span text:style-name="T10">y conceptos </text:span>básico<text:span text:style-name="T10">s</text:span> del campo del análisis y minería de datos, desde <text:span text:style-name="T10">la óptica d</text:span>el aprendizaje de modelos descriptivos y de clasificación</text:p>
        </text:list-item>
        <text:list-item>
          <text:p text:style-name="P21">Comprender los principales tipos de matrices de datos y técnicas de análisis relacionados</text:p>
        </text:list-item>
        <text:list-item>
          <text:p text:style-name="P21">Presentación de aplicaciones de minería de datos en bioinformática</text:p>
        </text:list-item>
        <text:list-item>
          <text:p text:style-name="P21">Aproximación al software de análisis de datos WEKA con casos de uso en bioinformática</text:p>
        </text:list-item>
        <text:list-item>
          <text:p text:style-name="P21">Presentación del vocabulario básico del campo de la optimización heurística</text:p>
        </text:list-item>
        <text:list-item>
          <text:p text:style-name="P21">Presentación de aplicaciones de los heurísticos de búsqueda en bioinformática</text:p>
        </text:list-item>
      </text:list>
      <text:p text:style-name="P4"/>
      <text:p text:style-name="P3">Bibliografía:</text:p>
      <text:p text:style-name="P4"/>
      <text:list xml:id="list8746227686885090342" text:style-name="WWNum2">
        <text:list-item>
          <text:p text:style-name="P22">P. Baldi and S. Brunak (2001). Bioinformatics: The Machine Learning Approach. MIT Press. </text:p>
        </text:list-item>
        <text:list-item>
          <text:p text:style-name="P23">I. Inza, B. Calvo, R. Armañanzas, E. Bengoetxea, P. Larrañaga, J.A. Lozano (2010). Machine learning: an indispensable tool in bioinformatics. R. Matthiesen (ed.). Bioinformatics Methods in Clinical Research. Springer. (2nd chapter of the book).</text:p>
        </text:list-item>
        <text:list-item>
          <text:p text:style-name="P23">P. Larrañaga, B. Calvo, R. Santana, C. Bielza, J. Galdiano, I. Inza, J. A. Lozano, R. Armañanzas, G. Santafé, A. Pérez, V. Robles (2006). Machine Learning in Bioinformatics. Briefings in Bioinformatics, 7(1), 86-112. </text:p>
        </text:list-item>
        <text:list-item>
          <text:p text:style-name="P23">C. Blum and A. Roli (2003). Metaheuristics in combinatorial optimizatoin: overview and conceptual comparison. ACM Computing Surveys, 35(3), 268-308.</text:p>
        </text:list-item>
        <text:list-item>
          <text:p text:style-name="P23">R. Armañanzas, I. Inza, R. Santana, Y. Saeys, J.L. Flores, J.A. Lozano, Y. Van de Peer, R. Blanco, V. Robles, C. Bielza, P. Larrañaga (2008). A review of estimation of distribution algorithms in bioinformatics. BioDataMining, 1(6).</text:p>
          <text:p text:style-name="P24"/>
        </text:list-item>
      </text:list>
      <text:p text:style-name="P2">Planificación: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H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table:number-columns-spanned="6" office:value-type="string">
            <text:p text:style-name="P8">HORAS DE DOCENCIA PRESENCI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" table:number-columns-spanned="6" office:value-type="string">
            <text:p text:style-name="P9">HORAS DE ACTIVIDAD NO PRESENCIAL</text:p>
            <text:p text:style-name="P9">DEL ALUM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M1" office:value-type="string">
            <text:p text:style-name="P11">TOTAL DE HORAS PROGRAMADAS</text:p>
            <text:p text:style-name="P11">(5)</text:p>
          </table:table-cell>
        </table:table-row>
        <table:table-row table:style-name="Tabla1.1">
          <table:table-cell table:style-name="Tabla1.A2" table:number-columns-spanned="5" office:value-type="string">
            <text:p text:style-name="P8">Tipo docencia (1)</text:p>
          </table:table-cell>
          <table:covered-table-cell/>
          <table:covered-table-cell/>
          <table:covered-table-cell/>
          <table:covered-table-cell/>
          <table:table-cell table:style-name="Tabla1.F2" office:value-type="string">
            <text:p text:style-name="P11">Total Actividad</text:p>
            <text:p text:style-name="P11">Presencial (2)</text:p>
          </table:table-cell>
          <table:table-cell table:style-name="Tabla1.G2" table:number-columns-spanned="5" office:value-type="string">
            <text:p text:style-name="P10">Asociadas a docencia tipo (3)</text:p>
          </table:table-cell>
          <table:covered-table-cell/>
          <table:covered-table-cell/>
          <table:covered-table-cell/>
          <table:covered-table-cell/>
          <table:table-cell table:style-name="Tabla1.L2" office:value-type="string">
            <text:p text:style-name="P8">Total actividad no</text:p>
          </table:table-cell>
          <table:table-cell table:style-name="Tabla1.M2" office:value-type="string">
            <text:p text:style-name="P12"/>
          </table:table-cell>
        </table:table-row>
        <table:table-row table:style-name="Tabla1.1">
          <table:table-cell table:style-name="Tabla1.A3" office:value-type="string">
            <text:p text:style-name="P11">M</text:p>
          </table:table-cell>
          <table:table-cell table:style-name="Tabla1.A3" office:value-type="string">
            <text:p text:style-name="P11">S</text:p>
          </table:table-cell>
          <table:table-cell table:style-name="Tabla1.A3" office:value-type="string">
            <text:p text:style-name="P11">PA</text:p>
          </table:table-cell>
          <table:table-cell table:style-name="Tabla1.A3" office:value-type="string">
            <text:p text:style-name="P11">PL</text:p>
          </table:table-cell>
          <table:table-cell table:style-name="Tabla1.E3" office:value-type="string">
            <text:p text:style-name="P11">PO</text:p>
          </table:table-cell>
          <table:table-cell table:style-name="Tabla1.F3" office:value-type="string">
            <text:p text:style-name="P11"/>
          </table:table-cell>
          <table:table-cell table:style-name="Tabla1.G3" office:value-type="string">
            <text:p text:style-name="P10">M</text:p>
          </table:table-cell>
          <table:table-cell table:style-name="Tabla1.H3" office:value-type="string">
            <text:p text:style-name="P10">S</text:p>
          </table:table-cell>
          <table:table-cell table:style-name="Tabla1.H3" office:value-type="string">
            <text:p text:style-name="P8">PA</text:p>
          </table:table-cell>
          <table:table-cell table:style-name="Tabla1.H3" office:value-type="string">
            <text:p text:style-name="P10">PL</text:p>
          </table:table-cell>
          <table:table-cell table:style-name="Tabla1.K3" office:value-type="string">
            <text:p text:style-name="P10">PO</text:p>
          </table:table-cell>
          <table:table-cell table:style-name="Tabla1.L3" office:value-type="string">
            <text:p text:style-name="P10">Presencial (4)</text:p>
          </table:table-cell>
          <table:table-cell table:style-name="Tabla1.M3" office:value-type="string">
            <text:p text:style-name="P12"/>
          </table:table-cell>
        </table:table-row>
        <table:table-row table:style-name="Tabla1.1">
          <table:table-cell table:style-name="Tabla1.A4" office:value-type="string">
            <text:p text:style-name="P17">10</text:p>
            <text:p text:style-name="P16"/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6"/>
          </table:table-cell>
          <table:table-cell table:style-name="Tabla1.D4" office:value-type="string">
            <text:p text:style-name="P16"/>
          </table:table-cell>
          <table:table-cell table:style-name="Tabla1.E4" office:value-type="string">
            <text:p text:style-name="P15">5</text:p>
          </table:table-cell>
          <table:table-cell table:style-name="Tabla1.F4" office:value-type="string">
            <text:p text:style-name="P15">15</text:p>
          </table:table-cell>
          <table:table-cell table:style-name="Tabla1.G4" office:value-type="string">
            <text:p text:style-name="P14">15</text:p>
          </table:table-cell>
          <table:table-cell table:style-name="Tabla1.H4" office:value-type="string">
            <text:p text:style-name="P13"/>
          </table:table-cell>
          <table:table-cell table:style-name="Tabla1.I4" office:value-type="string">
            <text:p text:style-name="P16"/>
          </table:table-cell>
          <table:table-cell table:style-name="Tabla1.J4" office:value-type="string">
            <text:p text:style-name="P13"/>
          </table:table-cell>
          <table:table-cell table:style-name="Tabla1.K4" office:value-type="string">
            <text:p text:style-name="P13">8</text:p>
          </table:table-cell>
          <table:table-cell table:style-name="Tabla1.L4" office:value-type="string">
            <text:p text:style-name="P15">23</text:p>
          </table:table-cell>
          <table:table-cell table:style-name="Tabla1.M4" office:value-type="string">
            <text:p text:style-name="P15">38</text:p>
          </table:table-cell>
        </table:table-row>
      </table:table>
      <text:p text:style-name="P1"/>
      <text:p text:style-name="Lehenetsia"><text:span text:style-name="T1"><text:s/></text:span><text:span text:style-name="T8">Procedimiento de evaluación:</text:span></text:p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8">Instrumento</text:p>
          </table:table-cell>
          <table:table-cell table:style-name="Tabla2.A1" office:value-type="string">
            <text:p text:style-name="P18">Criterios</text:p>
          </table:table-cell>
          <table:table-cell table:style-name="Tabla2.A1" office:value-type="string">
            <text:p text:style-name="P18">P<text:span text:style-name="T9">or</text:span>centaje</text:p>
          </table:table-cell>
          <table:table-cell table:style-name="Tabla2.A1" table:number-columns-spanned="2" office:value-type="string">
            <text:p text:style-name="P18"/>
          </table:table-cell>
          <table:covered-table-cell/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</table:table-row>
        <table:table-row table:style-name="Tabla2.2">
          <table:table-cell table:style-name="Tabla2.A1" table:number-columns-spanned="2" office:value-type="string">
            <text:p text:style-name="P18">Asistencia</text:p>
          </table:table-cell>
          <table:covered-table-cell/>
          <table:table-cell table:style-name="Tabla2.A1" table:number-columns-spanned="2" office:value-type="string">
            <text:p text:style-name="P19">20</text:p>
          </table:table-cell>
          <table:covered-table-cell/>
          <table:table-cell table:style-name="Tabla2.A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a2.2">
          <table:table-cell table:style-name="Tabla2.A1" table:number-columns-spanned="2" office:value-type="string">
            <text:p text:style-name="P18">Exámen por módulos</text:p>
          </table:table-cell>
          <table:covered-table-cell/>
          <table:table-cell table:style-name="Tabla2.A1" table:number-columns-spanned="2" office:value-type="string">
            <text:p text:style-name="P19">40</text:p>
          </table:table-cell>
          <table:covered-table-cell/>
          <table:table-cell table:style-name="Tabla2.A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a2.2">
          <table:table-cell table:style-name="Tabla2.A1" table:number-columns-spanned="2" office:value-type="string">
            <text:p text:style-name="P18">Exámen final</text:p>
          </table:table-cell>
          <table:covered-table-cell/>
          <table:table-cell table:style-name="Tabla2.A1" table:number-columns-spanned="2" office:value-type="string">
            <text:p text:style-name="P18"/>
          </table:table-cell>
          <table:covered-table-cell/>
          <table:table-cell table:style-name="Tabla2.A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a2.2">
          <table:table-cell table:style-name="Tabla2.A1" table:number-columns-spanned="2" office:value-type="string">
            <text:p text:style-name="P18">Trabajos</text:p>
          </table:table-cell>
          <table:covered-table-cell/>
          <table:table-cell table:style-name="Tabla2.A1" table:number-columns-spanned="2" office:value-type="string">
            <text:p text:style-name="P19">40</text:p>
          </table:table-cell>
          <table:covered-table-cell/>
          <table:table-cell table:style-name="Tabla2.A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a2.2">
          <table:table-cell table:style-name="Tabla2.A1" table:number-columns-spanned="2" office:value-type="string">
            <text:p text:style-name="P18">Otros</text:p>
          </table:table-cell>
          <table:covered-table-cell/>
          <table:table-cell table:style-name="Tabla2.A1" table:number-columns-spanned="2" office:value-type="string">
            <text:p text:style-name="P18"/>
          </table:table-cell>
          <table:covered-table-cell/>
          <table:table-cell table:style-name="Tabla2.A1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Arial Narrow" svg:font-family="'Arial Narrow'"/>
    <style:font-face style:name="Arial" svg:font-family="Arial" style:font-family-generic="roman"/>
    <style:font-face style:name="Liberation Serif1" svg:font-family="'Liberation Serif'" style:font-family-generic="roman"/>
    <style:font-face style:name="OpenSymbol" svg:font-family="OpenSymbo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Droid Sans Fallback1" svg:font-family="'Droid Sans Fallback'" style:font-family-generic="system"/>
    <style:font-face style:name="Lohit Hindi" svg:font-family="'Lohit Hindi'" style:font-family-generic="system"/>
    <style:font-face style:name="OpenSymbol3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ehenetsia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Izenburua" style:family="paragraph" style:parent-style-name="Lehenetsia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" fo:font-family="Arial" style:font-family-generic="roman" fo:font-size="14pt" fo:language="eu" fo:country="none" style:letter-kerning="true" style:font-name-asian="Lohit Hindi" style:font-family-asian="'Lohit Hindi'" style:font-family-generic-asian="system" style:font-size-asian="14pt" style:language-asian="zh" style:country-asian="CN" style:font-name-complex="Droid Sans Fallback1" style:font-family-complex="'Droid Sans Fallback'" style:font-family-generic-complex="system" style:font-size-complex="14pt" style:language-complex="hi" style:country-complex="IN"/>
    </style:style>
    <style:style style:name="Testu-gorputza" style:family="paragraph" style:parent-style-name="Lehenetsia" style:default-outline-level="">
      <style:paragraph-properties fo:margin-top="0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Zerrenda" style:family="paragraph" style:parent-style-name="Testu-gorputza" style:default-outline-level="">
      <style:paragraph-properties fo:margin-top="0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Epigrafea" style:family="paragraph" style:parent-style-name="Lehenetsia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fo:font-style="italic" style:letter-kerning="true" style:font-name-asian="Lohit Hindi" style:font-family-asian="'Lohit Hindi'" style:font-family-generic-asian="system" style:font-size-asian="12pt" style:language-asian="zh" style:country-asian="CN" style:font-style-asian="italic" style:font-name-complex="Droid Sans Fallback1" style:font-family-complex="'Droid Sans Fallback'" style:font-family-generic-complex="system" style:font-size-complex="12pt" style:language-complex="hi" style:country-complex="IN" style:font-style-complex="italic"/>
    </style:style>
    <style:style style:name="Indizea" style:family="paragraph" style:parent-style-name="Lehenetsia" style:default-outline-level="">
      <style:paragraph-properties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Taularen_20_edukia" style:display-name="Taularen edukia" style:family="paragraph" style:parent-style-name="Lehenetsia" style:default-outline-level="">
      <style:paragraph-properties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Table_20_Contents" style:display-name="Table Contents" style:family="paragraph" style:parent-style-name="Standard" style:class="extra"/>
    <style:style style:name="Buletak" style:family="text">
      <style:text-properties style:font-name="OpenSymbol" fo:font-family="OpenSymbol" style:font-family-generic="roman" style:font-name-asian="OpenSymbol3" style:font-family-asian="OpenSymbol" style:font-family-generic-asian="system" style:font-name-complex="OpenSymbol3" style:font-family-complex="OpenSymbol" style:font-family-generic-complex="system"/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4-10-29T16:25:00</meta:creation-date>
    <meta:generator>LibreOffice/4.2.7.2$Linux_X86_64 LibreOffice_project/420m0$Build-2</meta:generator>
    <dc:date>2014-12-19T16:19:18.269644471</dc:date>
    <dc:creator>inza </dc:creator>
    <meta:editing-duration>PT12M21S</meta:editing-duration>
    <meta:editing-cycles>6</meta:editing-cycles>
    <meta:document-statistic meta:table-count="2" meta:image-count="0" meta:object-count="0" meta:page-count="1" meta:paragraph-count="61" meta:word-count="358" meta:character-count="2372" meta:non-whitespace-character-count="2083"/>
  </office:meta>
</office:document-meta>
</file>